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line-height="100%" style:punctuation-wrap="simple"/>
    </style:style>
    <style:style style:name="P2" style:family="paragraph">
      <style:paragraph-properties fo:margin-left="0cm" fo:margin-right="0cm" fo:line-height="100%" fo:text-align="start" fo:text-indent="0cm" style:punctuation-wrap="simple"/>
    </style:style>
    <style:style style:name="P3" style:family="paragraph">
      <style:paragraph-properties fo:line-height="100%" fo:text-align="center" style:punctuation-wrap="simple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text-line-through-style="none" style:text-line-through-type="none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style:text-line-through-style="none" style:text-line-through-type="none" style:font-name="Courier New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font-name="Arial1" fo:font-size="22pt" style:font-size-asian="22pt" style:font-size-complex="22pt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style:font-name="Arial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scellaneous slides not used yet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1">intro to pointer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 text:style-name="P2"><text:span text:style-name="T2">We need to add a few things to make it more robust.</text:span></text:p>
            <text:p text:style-name="P2"><text:span text:style-name="T2"/></text:p>
            <text:p text:style-name="P2"><text:span text:style-name="T2">At the moment, if someone enters “dog”, strtol says that it is zero, because it couldn't find any valid digits to process.</text:span></text:p>
            <text:p text:style-name="P2"><text:span text:style-name="T2"/></text:p>
            <text:p text:style-name="P2"><text:span text:style-name="T2">We need to detect when that happens, and reject the input.</text:span></text:p>
            <text:p text:style-name="P2"><text:span text:style-name="T2"/></text:p>
            <text:p text:style-name="P2"><text:span text:style-name="T2">To do that, we need to know something about pointers in C.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Pointer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 text:style-name="P2"><text:span text:style-name="T2">We need to add a few things to make it more robust.</text:span></text:p>
            <text:p text:style-name="P2"><text:span text:style-name="T2"/></text:p>
            <text:p text:style-name="P2"><text:span text:style-name="T2">At the moment, if someone enters “dog”, strtol says that it is zero, because it couldn't find any valid digits to process.</text:span></text:p>
            <text:p text:style-name="P2"><text:span text:style-name="T2"/></text:p>
            <text:p text:style-name="P2"><text:span text:style-name="T2">We need to detect when that happens, and reject the input.</text:span></text:p>
            <text:p text:style-name="P2"><text:span text:style-name="T2"/></text:p>
            <text:p text:style-name="P2"><text:span text:style-name="T2">To do that, we need to know something about pointers in C.</text:span></text:p>
            <text:p text:style-name="P3"><text:span text:style-name="T1"/></text:p>
            <text:p text:style-name="P3"><text:span text:style-name="T1">Pointers</text:span></text:p>
            <text:p text:style-name="P2"><text:span text:style-name="T2">We have seen some of the data types in C - character, integer, float, double, and boolean.</text:span></text:p>
            <text:p text:style-name="P2"><text:span text:style-name="T2"/></text:p>
            <text:p text:style-name="P2"><text:span text:style-name="T2">These are all stored in memory, as a series of bytes.</text:span></text:p>
            <text:p text:style-name="P2"><text:span text:style-name="T2"/></text:p>
            <text:p text:style-name="P2"><text:span text:style-name="T2">Each variable has a certain memory location, or memory address.</text:span></text:p>
            <text:p text:style-name="P2"><text:span text:style-name="T2"/></text:p>
            <text:p text:style-name="P2"><text:span text:style-name="T2">An address might look like this on a typical computer:- </text:span><text:span text:style-name="T2"><text:tab/></text:span><text:span text:style-name="T2"> <text:s text:c="32"/>0x8049dcd</text:span></text:p>
            <text:p text:style-name="P2"><text:span text:style-name="T2"/></text:p>
            <text:p text:style-name="P2"><text:span text:style-name="T2">In C, we have types called pointers, and these hold the memory addresses of types we've already seen. <text:s/>They “point to” the place where the value is stored.</text:span></text:p>
            <text:p text:style-name="P2"><text:span text:style-name="T2"/></text:p>
            <text:p text:style-name="P2"><text:span text:style-name="T2">So instead of passing a function some data, we can pass it a pointer, saying “this is where you'll find the data”.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1">Simple pointer example</text:span></text:p>
            <text:p text:style-name="P2"><text:span text:style-name="T2"/></text:p>
            <text:p text:style-name="P2"><text:span text:style-name="T2">A char pointer is a pointer to some characters, otherwise known as a string.</text:span></text:p>
            <text:list text:style-name="L2">
              <text:list-header>
                <text:p text:style-name="P2"><text:span text:style-name="T2"/></text:p>
              </text:list-header>
            </text:list>
            <text:p text:style-name="P2"><text:span text:style-name="T2">Its declared like this, with a star :-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  <text:p text:style-name="P2"><text:span text:style-name="T3">char * aCharPointer;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  <text:p text:style-name="P2"><text:span text:style-name="T2">We could set it to NULL, or, we could make it point to a string, like this :-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  <text:p text:style-name="P2"><text:span text:style-name="T3">char * aCharPointer = “Hello, Seb”;</text:span></text:p>
            <text:p text:style-name="P2"><text:span text:style-name="T3"/></text:p>
            <text:p text:style-name="P2"><text:span text:style-name="T4">This reserves some space for the string, copies the characters into it, and (the important bit), makes aCharPointer contain the address of the beginning of the string.</text:span></text:p>
            <text:p text:style-name="P2"><text:span text:style-name="T4"/></text:p>
            <text:p text:style-name="P3"><text:span text:style-name="T1">Simple pointer example 2</text:span></text:p>
            <text:p text:style-name="P2"><text:span text:style-name="T2"/></text:p>
            <text:p text:style-name="P2"><text:span text:style-name="T2">We can do something with this pointer. <text:s/>If we pass it to printf(), we can print it out :-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  <text:p text:style-name="P2"><text:span text:style-name="T2"/></text:p>
            <text:p text:style-name="P2"><text:span text:style-name="T3">char * aCharPointer = “Hello, Seb”;</text:span></text:p>
            <text:p text:style-name="P2"><text:span text:style-name="T3"/></text:p>
            <text:p text:style-name="P2"><text:span text:style-name="T3">printf(“The string is: %s\n”, aCharPointer);</text:span></text:p>
            <text:p text:style-name="P2"><text:span text:style-name="T3"/></text:p>
            <text:p text:style-name="P2"><text:span text:style-name="T4">The same %s is used as before.</text:span></text:p>
            <text:p text:style-name="P2"><text:span text:style-name="T4"/></text:p>
            <text:p text:style-name="P2"><text:span text:style-name="T4">We could, if we wanted to, find out what the address is that our pointer points to :-</text:span></text:p>
            <text:p text:style-name="P2"><text:span text:style-name="T4"/></text:p>
            <text:p text:style-name="P2"><text:span text:style-name="T3">printf(“ The string is: %s\n”, aCharPointer);</text:span></text:p>
            <text:p text:style-name="P2"><text:span text:style-name="T3">printf(“The address is: %lx\n”, aCharPointer);</text:span></text:p>
            <text:p text:style-name="P2"><text:span text:style-name="T3"/></text:p>
            <text:p text:style-name="P2"><text:span text:style-name="T4">try it in Netbeans. <text:s/>It may complain that the second one is the wrong format.</text:span></text:p>
            <text:p text:style-name="P2"><text:span text:style-name="T4"/></text:p>
            <text:p text:style-name="P2"><text:span text:style-name="T4">There is a way to force one data type to be another - called a </text:span><text:span text:style-name="T5">cast</text:span></text:p>
            <text:p text:style-name="P2"><text:span text:style-name="T4"><text:s/></text:span></text:p>
            <text:p text:style-name="P2"><text:span text:style-name="T4"/></text:p>
            <text:p text:style-name="P3"><text:span text:style-name="T1">Making strtol do more</text:span></text:p>
            <text:p text:style-name="P2"><text:span text:style-name="T6"/></text:p>
            <text:p text:style-name="P2"><text:span text:style-name="T6">Now that we know a little bit about pointers, we can make strtol do more.</text:span></text:p>
            <text:list text:continue-numbering="true" text:style-name="L2">
              <text:list-header>
                <text:p text:style-name="P2"><text:span text:style-name="T6"/></text:p>
              </text:list-header>
            </text:list>
            <text:p text:style-name="P2"><text:span text:style-name="T6">When it converts a string to <text:s/>a number, it keeps a record of where the first unconvertable character was, if any.</text:span></text:p>
            <text:p text:style-name="P2"><text:span text:style-name="T6"/></text:p>
            <text:p text:style-name="P2"><text:span text:style-name="T6">We can now test this, to see if strtol found </text:span><text:span text:style-name="T7">any</text:span><text:span text:style-name="T6"> non-numeric characters.</text:span></text:p>
            <text:p text:style-name="P2"><text:span text:style-name="T6"/></text:p>
            <text:p text:style-name="P2"><text:span text:style-name="T6">It works like this. <text:s/>We give strtol the address of a char pointer to use.</text:span></text:p>
            <text:p text:style-name="P2"><text:span text:style-name="T6"/></text:p>
            <text:p text:style-name="P2"><text:span text:style-name="T6">The address operator is &amp;.</text:span></text:p>
            <text:p text:style-name="P2"><text:span text:style-name="T8"/></text:p>
            <text:p text:style-name="P2"><text:span text:style-name="T9"><text:s/></text:span></text:p>
            <text:p text:style-name="P2"><text:span text:style-name="T9"/></text:p>
            <text:p text:style-name="P3"><text:span text:style-name="T1">Work on the calculator</text:span></text:p>
            <text:p text:style-name="P2"><text:span text:style-name="T1"/></text:p>
            <text:p text:style-name="P2"><text:span text:style-name="T1"/></text:p>
            <text:p text:style-name="P3"><text:span text:style-name="T1">Casting</text:span></text:p>
            <text:p text:style-name="P2"><text:span text:style-name="T1"/></text:p>
            <text:p text:style-name="P2"><text:span text:style-name="T1"/></text:p>
            <text:p text:style-name="P3"><text:span text:style-name="T1">&gt;&gt;&gt;&gt;&gt;&gt;&gt;&gt;&gt;&gt;&gt;&gt;&gt;&gt;&gt;</text:span></text:p>
            <text:p text:style-name="P2"><text:span text:style-name="T1"/></text:p>
            <text:p text:style-name="P2"><text:span text:style-name="T1"/></text:p>
            <text:p text:style-name="P3"><text:span text:style-name="T1">Homework</text:span></text:p>
            <text:p text:style-name="P3"><text:span text:style-name="T1">-- END -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# Users tend to break thing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String handling isn't very good in the standard C library (string.h is part of that library).</text:span></text:p>
              </text:list-item>
              <text:list-item>
                <text:p><text:span text:style-name="T10">You may have heard of “a buffer overflow exploit”. <text:s/>C strings illustrate this problem quite neatly.</text:span></text:p>
                <text:p><text:span text:style-name="T10"/></text:p>
                <text:p><text:span text:style-name="T11">char myInputBuffer[80];</text:span></text:p>
                <text:p><text:span text:style-name="T11">int pinCode = 1234;</text:span></text:p>
                <text:p><text:span text:style-name="T11">char myPassword[] = “123456”;</text:span></text:p>
                <text:p><text:span text:style-name="T11"/></text:p>
                <text:p><text:span text:style-name="T10">If i ask a user for some input, I'm fine if they enter 80 characters or fewer, I'll store them in myInputBuffer.</text:span></text:p>
              </text:list-item>
              <text:list-item>
                <text:p><text:span text:style-name="T10">But if they enter more than 80, my C program will still try and store them all</text:span></text:p>
              </text:list-item>
              <text:list-item>
                <text:p><text:span text:style-name="T10">Once we overflow the area of memory for the string - the buffer - we will overwrite the number that is my pin code, and then my password.</text:span></text:p>
              </text:list-item>
              <text:list-item>
                <text:p><text:span text:style-name="T10">If the program also tried to read more than 80 characters of myInputBuffer, it could well read the values on pinCode and myPassword.</text:span></text:p>
                <text:p><text:span text:style-name="T10"/></text:p>
              </text:list-item>
            </text:list>
            <text:p>## fgets() is much better</text:p>
            <text:list text:continue-numbering="true" text:style-name="L2">
              <text:list-item>
                <text:p><text:span text:style-name="T10">fgets (short for file - get - string) will be used to read from stdin</text:span></text:p>
              </text:list-item>
              <text:list-item>
                <text:p><text:span text:style-name="T10">we can tell it how many characters to read, making it much safer than gets().</text:span></text:p>
                <text:p><text:span text:style-name="T11"/></text:p>
                <text:p><text:span text:style-name="T11">char buffer[128];</text:span></text:p>
                <text:p><text:span text:style-name="T11">fgets(buffer, 128, stdin);</text:span></text:p>
                <text:p><text:span text:style-name="T11">printf("You entered &lt;%s&gt;\n", buffer);</text:span></text:p>
                <text:p><text:span text:style-name="T11">printf("Your string was %d characters long\n", strlen(buffer));</text:span></text:p>
                <text:p><text:span text:style-name="T10"/></text:p>
              </text:list-item>
            </text:list>
            <text:p>##A quick word about streams</text:p>
            <text:list text:continue-numbering="true" text:style-name="L2">
              <text:list-item>
                <text:p><text:span text:style-name="T10">A C program has 3 streams, called -</text:span></text:p>
                <text:list>
                  <text:list-item>
                    <text:p><text:span text:style-name="T10">stdin </text:span><text:span text:style-name="T10"><text:tab/></text:span><text:span text:style-name="T10">(standard in)</text:span></text:p>
                  </text:list-item>
                  <text:list-item>
                    <text:p><text:span text:style-name="T10">stdout </text:span><text:span text:style-name="T10"><text:tab/></text:span><text:span text:style-name="T10">(standard out) and</text:span></text:p>
                  </text:list-item>
                  <text:list-item>
                    <text:p><text:span text:style-name="T10">stderr</text:span><text:span text:style-name="T10"><text:tab/></text:span><text:span text:style-name="T10">(standard error)</text:span></text:p>
                  </text:list-item>
                </text:list>
                <text:p><text:span text:style-name="T10"/></text:p>
              </text:list-item>
              <text:list-item>
                <text:p><text:span text:style-name="T10">They originate from C's Unix background. <text:s/>stdin is a stream of characters that come from a keyboard.</text:span></text:p>
              </text:list-item>
              <text:list-item>
                <text:p><text:span text:style-name="T10">stdout is a stream of characters that goes to a display.</text:span></text:p>
              </text:list-item>
              <text:list-item>
                <text:p><text:span text:style-name="T10">stderr is a separate output stream particularly for error messages.</text:span></text:p>
                <text:p><text:span text:style-name="T10"/></text:p>
              </text:list-item>
              <text:list-item>
                <text:p><text:span text:style-name="T10">In Unix-type operating systems, these streams can be made to come from files, and go to files, or other programs inputs and outputs. <text:s/>This makes it possible to “join” programs together with pipes, which is very useful.</text:span></text:p>
              </text:list-item>
              <text:list-item>
                <text:p><text:span text:style-name="T10">Anyway, we want stdin, the stream of characters from the keyboard</text:span></text:p>
              </text:list-item>
              <text:list-item>
                <text:p><text:span text:style-name="T10"/></text:p>
                <text:p><text:span text:style-name="T11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0">If a calculation was long or complex, we might want to break it down into stages:</text:span></text:p>
                <text:list>
                  <text:list-item>
                    <text:p><text:span text:style-name="T12">In order to make a function more readable</text:span></text:p>
                  </text:list-item>
                  <text:list-item>
                    <text:p><text:span text:style-name="T12">Or to check whether errors had occurred at each stage</text:span></text:p>
                  </text:list-item>
                </text:list>
                <text:p><text:span text:style-name="T11"/></text:p>
                <text:p><text:span text:style-name="T11">int someComplexFunction(int firstArg, int secondArg) {</text:span></text:p>
                <text:list>
                  <text:list-header>
                    <text:p><text:span text:style-name="T11">int tempAnswer;</text:span></text:p>
                    <text:p><text:span text:style-name="T11">tempAnswer = longAndComplexPart(firstInt);</text:span></text:p>
                    <text:p><text:span text:style-name="T11">tempAnswer = anotherLongAndComplexPart(tempAnswer, secondInt);</text:span></text:p>
                    <text:p><text:span text:style-name="T11">tempAnswer = finalLongAndComplexPart(tempAnswer, secondInt);</text:span></text:p>
                    <text:p><text:span text:style-name="T11">return tempAnswer;</text:span></text:p>
                    <text:p><text:span text:style-name="T11">}</text:span></text:p>
                  </text:list-header>
                </text:list>
              </text:list-item>
              <text:list-item>
                <text:p><text:span text:style-name="T10">Note that we are re-using </text:span><text:span text:style-name="T11">tempAnswer</text:span><text:span text:style-name="T10"> several times. <text:s/>We could have used several temp variables to keep the intermediate results.</text:span></text:p>
              </text:list-item>
              <text:list-item>
                <text:p><text:span text:style-name="T10">We will come to testing for errors in a while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9-19T16:39:21.538569187</meta:creation-date>
    <dc:date>2016-09-21T11:59:45.252117186</dc:date>
    <dc:creator>Mark Woodrow</dc:creator>
    <meta:editing-duration>P1DT19H15M24S</meta:editing-duration>
    <meta:editing-cycles>5</meta:editing-cycles>
    <meta:generator>LibreOffice/4.2.8.2$Linux_x86 LibreOffice_project/420m0$Build-2</meta:generator>
    <meta:document-statistic meta:object-count="65"/>
  </office:meta>
</office:document-meta>
</file>